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order="0.74pt solid #000000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7" style:family="table-cell" style:parent-style-name="Default" style:data-style-name="N121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8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9" style:family="table-cell" style:parent-style-name="Default" style:data-style-name="N118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0" style:family="table-cell" style:parent-style-name="Default" style:data-style-name="N118">
      <style:table-cell-properties style:text-align-source="fix" style:repeat-content="false" fo:border="0.74pt solid #000000"/>
      <style:paragraph-properties fo:text-align="start" fo:margin-left="0cm"/>
      <style:text-properties style:font-name="Times New Roman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Коэффициенты детерминаци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Гиперболическая линия тренда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y<text:span text:style-name="T1">i</text:span></text:p>
          </table:table-cell>
          <table:table-cell table:style-name="ce5" office:value-type="string" calcext:value-type="string">
            <text:p>ŷ<text:span text:style-name="T1">t</text:span></text:p>
          </table:table-cell>
          <table:table-cell table:style-name="ce5" office:value-type="string" calcext:value-type="string">
            <text:p>(y<text:span text:style-name="T1">i</text:span>-ŷ<text:span text:style-name="T1">t</text:span>)<text:span text:style-name="T2">2</text:span></text:p>
          </table:table-cell>
          <table:table-cell table:style-name="ce5" office:value-type="string" calcext:value-type="string">
            <text:p>(y<text:span text:style-name="T1">i</text:span>-ȳ)<text:span text:style-name="T2">2</text:span>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11.4255256954267" calcext:value-type="float">
            <text:p>11.426</text:p>
          </table:table-cell>
          <table:table-cell table:style-name="ce9" table:formula="of:=([.C5]-[.D5])^2" office:value-type="float" office:value="0.0055464220416767" calcext:value-type="float">
            <text:p>0.005546</text:p>
          </table:table-cell>
          <table:table-cell table:style-name="ce9" table:formula="of:=([.C5]-[.$C$11])^2" office:value-type="float" office:value="21.3136111111111" calcext:value-type="float">
            <text:p>21.3136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7.58705327675624" calcext:value-type="float">
            <text:p>7.587</text:p>
          </table:table-cell>
          <table:table-cell table:style-name="ce9" table:formula="of:=([.C6]-[.D6])^2" office:value-type="float" office:value="0.0823995836964947" calcext:value-type="float">
            <text:p>0.082400</text:p>
          </table:table-cell>
          <table:table-cell table:style-name="ce9" table:formula="of:=([.C6]-[.$C$11])^2" office:value-type="float" office:value="0.173611111111111" calcext:value-type="float">
            <text:p>0.1736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6.5" calcext:value-type="float">
            <text:p>6.5</text:p>
          </table:table-cell>
          <table:table-cell table:style-name="ce8" office:value-type="float" office:value="6.30756247053277" calcext:value-type="float">
            <text:p>6.308</text:p>
          </table:table-cell>
          <table:table-cell table:style-name="ce9" table:formula="of:=([.C7]-[.D7])^2" office:value-type="float" office:value="0.037032202747451" calcext:value-type="float">
            <text:p>0.037032</text:p>
          </table:table-cell>
          <table:table-cell table:style-name="ce9" table:formula="of:=([.C7]-[.$C$11])^2" office:value-type="float" office:value="0.146944444444444" calcext:value-type="float">
            <text:p>0.14694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.6" calcext:value-type="float">
            <text:p>5.6</text:p>
          </table:table-cell>
          <table:table-cell table:style-name="ce8" office:value-type="float" office:value="5.66781706742103" calcext:value-type="float">
            <text:p>5.668</text:p>
          </table:table-cell>
          <table:table-cell table:style-name="ce9" table:formula="of:=([.C8]-[.D8])^2" office:value-type="float" office:value="0.00459915463358857" calcext:value-type="float">
            <text:p>0.004599</text:p>
          </table:table-cell>
          <table:table-cell table:style-name="ce9" table:formula="of:=([.C8]-[.$C$11])^2" office:value-type="float" office:value="1.64694444444444" calcext:value-type="float">
            <text:p>1.64694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.5" calcext:value-type="float">
            <text:p>5.5</text:p>
          </table:table-cell>
          <table:table-cell table:style-name="ce8" office:value-type="float" office:value="5.28396982555399" calcext:value-type="float">
            <text:p>5.284</text:p>
          </table:table-cell>
          <table:table-cell table:style-name="ce9" table:formula="of:=([.C9]-[.D9])^2" office:value-type="float" office:value="0.0466690362711733" calcext:value-type="float">
            <text:p>0.046669</text:p>
          </table:table-cell>
          <table:table-cell table:style-name="ce9" table:formula="of:=([.C9]-[.$C$11])^2" office:value-type="float" office:value="1.91361111111111" calcext:value-type="float">
            <text:p>1.9136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4.9" calcext:value-type="float">
            <text:p>4.9</text:p>
          </table:table-cell>
          <table:table-cell table:style-name="ce8" office:value-type="float" office:value="5.02807166430929" calcext:value-type="float">
            <text:p>5.028</text:p>
          </table:table-cell>
          <table:table-cell table:style-name="ce9" table:formula="of:=([.C10]-[.D10])^2" office:value-type="float" office:value="0.0164023511989514" calcext:value-type="float">
            <text:p>0.016402</text:p>
          </table:table-cell>
          <table:table-cell table:style-name="ce9" table:formula="of:=([.C10]-[.$C$11])^2" office:value-type="float" office:value="3.93361111111111" calcext:value-type="float">
            <text:p>3.93361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̄=</text:p>
          </table:table-cell>
          <table:table-cell table:style-name="ce7" table:formula="of:=AVERAGE([.C5:.C10])" office:value-type="float" office:value="6.88333333333333" calcext:value-type="float">
            <text:p>6.883</text:p>
          </table:table-cell>
          <table:table-cell table:style-name="ce5"/>
          <table:table-cell table:style-name="ce6" office:value-type="string" calcext:value-type="string">
            <text:p>r<text:span text:style-name="T2">2 </text:span><text:span text:style-name="T3">= </text:span></text:p>
          </table:table-cell>
          <table:table-cell table:style-name="ce10" table:formula="of:=1-(SUM([.E5:.E10])/SUM([.F5:.F10]))" office:value-type="float" office:value="0.993386207566882" calcext:value-type="float">
            <text:p>0.9933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Линейная линия тренда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y<text:span text:style-name="T1">i</text:span></text:p>
          </table:table-cell>
          <table:table-cell table:style-name="ce5" office:value-type="string" calcext:value-type="string">
            <text:p>ŷ<text:span text:style-name="T1">t</text:span></text:p>
          </table:table-cell>
          <table:table-cell table:style-name="ce5" office:value-type="string" calcext:value-type="string">
            <text:p>(y<text:span text:style-name="T1">i</text:span>-ŷ<text:span text:style-name="T1">t</text:span>)<text:span text:style-name="T2">2</text:span></text:p>
          </table:table-cell>
          <table:table-cell table:style-name="ce5" office:value-type="string" calcext:value-type="string">
            <text:p>(y<text:span text:style-name="T1">i</text:span>-ȳ)<text:span text:style-name="T2">2</text:span>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9.69047619047619" calcext:value-type="float">
            <text:p>9.690</text:p>
          </table:table-cell>
          <table:table-cell table:style-name="ce9" table:formula="of:=([.C15]-[.D15])^2" office:value-type="float" office:value="3.27437641723356" calcext:value-type="float">
            <text:p>3.274376</text:p>
          </table:table-cell>
          <table:table-cell table:style-name="ce9" table:formula="of:=([.C15]-[.$C$11])^2" office:value-type="float" office:value="21.3136111111111" calcext:value-type="float">
            <text:p>21.3136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8.56761904761905" calcext:value-type="float">
            <text:p>8.568</text:p>
          </table:table-cell>
          <table:table-cell table:style-name="ce9" table:formula="of:=([.C16]-[.D16])^2" office:value-type="float" office:value="1.60685804988663" calcext:value-type="float">
            <text:p>1.606858</text:p>
          </table:table-cell>
          <table:table-cell table:style-name="ce9" table:formula="of:=([.C16]-[.$C$11])^2" office:value-type="float" office:value="0.173611111111111" calcext:value-type="float">
            <text:p>0.1736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6.5" calcext:value-type="float">
            <text:p>6.5</text:p>
          </table:table-cell>
          <table:table-cell table:style-name="ce8" office:value-type="float" office:value="7.4447619047619" calcext:value-type="float">
            <text:p>7.445</text:p>
          </table:table-cell>
          <table:table-cell table:style-name="ce9" table:formula="of:=([.C17]-[.D17])^2" office:value-type="float" office:value="0.892575056689333" calcext:value-type="float">
            <text:p>0.892575</text:p>
          </table:table-cell>
          <table:table-cell table:style-name="ce9" table:formula="of:=([.C17]-[.$C$11])^2" office:value-type="float" office:value="0.146944444444444" calcext:value-type="float">
            <text:p>0.14694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.6" calcext:value-type="float">
            <text:p>5.6</text:p>
          </table:table-cell>
          <table:table-cell table:style-name="ce8" office:value-type="float" office:value="6.32190476190477" calcext:value-type="float">
            <text:p>6.322</text:p>
          </table:table-cell>
          <table:table-cell table:style-name="ce9" table:formula="of:=([.C18]-[.D18])^2" office:value-type="float" office:value="0.521146485260784" calcext:value-type="float">
            <text:p>0.521146</text:p>
          </table:table-cell>
          <table:table-cell table:style-name="ce9" table:formula="of:=([.C18]-[.$C$11])^2" office:value-type="float" office:value="1.64694444444444" calcext:value-type="float">
            <text:p>1.64694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.5" calcext:value-type="float">
            <text:p>5.5</text:p>
          </table:table-cell>
          <table:table-cell table:style-name="ce8" office:value-type="float" office:value="5.19904761904763" calcext:value-type="float">
            <text:p>5.199</text:p>
          </table:table-cell>
          <table:table-cell table:style-name="ce9" table:formula="of:=([.C19]-[.D19])^2" office:value-type="float" office:value="0.0905723356009003" calcext:value-type="float">
            <text:p>0.090572</text:p>
          </table:table-cell>
          <table:table-cell table:style-name="ce9" table:formula="of:=([.C19]-[.$C$11])^2" office:value-type="float" office:value="1.91361111111111" calcext:value-type="float">
            <text:p>1.9136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4.9" calcext:value-type="float">
            <text:p>4.9</text:p>
          </table:table-cell>
          <table:table-cell table:style-name="ce8" office:value-type="float" office:value="4.07619047619049" calcext:value-type="float">
            <text:p>4.076</text:p>
          </table:table-cell>
          <table:table-cell table:style-name="ce9" table:formula="of:=([.C20]-[.D20])^2" office:value-type="float" office:value="0.678662131519252" calcext:value-type="float">
            <text:p>0.678662</text:p>
          </table:table-cell>
          <table:table-cell table:style-name="ce9" table:formula="of:=([.C20]-[.$C$11])^2" office:value-type="float" office:value="3.93361111111111" calcext:value-type="float">
            <text:p>3.93361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̄=</text:p>
          </table:table-cell>
          <table:table-cell table:style-name="ce7" table:formula="of:=AVERAGE([.C15:.C20])" office:value-type="float" office:value="6.88333333333333" calcext:value-type="float">
            <text:p>6.883</text:p>
          </table:table-cell>
          <table:table-cell table:style-name="ce5"/>
          <table:table-cell table:style-name="ce6" office:value-type="string" calcext:value-type="string">
            <text:p>r<text:span text:style-name="T2">2 </text:span><text:span text:style-name="T3">= </text:span></text:p>
          </table:table-cell>
          <table:table-cell table:style-name="ce10" table:formula="of:=1-(SUM([.E15:.E20])/SUM([.F15:.F20]))" office:value-type="float" office:value="0.75748044368517" calcext:value-type="float">
            <text:p>0.75748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Полиноминальная линия тренда второй степени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y<text:span text:style-name="T1">i</text:span></text:p>
          </table:table-cell>
          <table:table-cell table:style-name="ce5" office:value-type="string" calcext:value-type="string">
            <text:p>ŷ<text:span text:style-name="T1">t</text:span></text:p>
          </table:table-cell>
          <table:table-cell table:style-name="ce5" office:value-type="string" calcext:value-type="string">
            <text:p>(y<text:span text:style-name="T1">i</text:span>-ŷ<text:span text:style-name="T1">t</text:span>)<text:span text:style-name="T2">2</text:span></text:p>
          </table:table-cell>
          <table:table-cell table:style-name="ce5" office:value-type="string" calcext:value-type="string">
            <text:p>(y<text:span text:style-name="T1">i</text:span>-ȳ)<text:span text:style-name="T2">2</text:span>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10.928571428571" calcext:value-type="float">
            <text:p>10.929</text:p>
          </table:table-cell>
          <table:table-cell table:style-name="ce9" table:formula="of:=([.C25]-[.D25])^2" office:value-type="float" office:value="0.326530612245387" calcext:value-type="float">
            <text:p>0.326531</text:p>
          </table:table-cell>
          <table:table-cell table:style-name="ce9" table:formula="of:=([.C25]-[.$C$11])^2" office:value-type="float" office:value="21.3136111111111" calcext:value-type="float">
            <text:p>21.3136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8.31999999999962" calcext:value-type="float">
            <text:p>8.320</text:p>
          </table:table-cell>
          <table:table-cell table:style-name="ce9" table:formula="of:=([.C26]-[.D26])^2" office:value-type="float" office:value="1.04039999999923" calcext:value-type="float">
            <text:p>1.040400</text:p>
          </table:table-cell>
          <table:table-cell table:style-name="ce9" table:formula="of:=([.C26]-[.$C$11])^2" office:value-type="float" office:value="0.173611111111111" calcext:value-type="float">
            <text:p>0.1736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6.5" calcext:value-type="float">
            <text:p>6.5</text:p>
          </table:table-cell>
          <table:table-cell table:style-name="ce8" office:value-type="float" office:value="6.45428571428543" calcext:value-type="float">
            <text:p>6.454</text:p>
          </table:table-cell>
          <table:table-cell table:style-name="ce9" table:formula="of:=([.C27]-[.D27])^2" office:value-type="float" office:value="0.0020897959183933" calcext:value-type="float">
            <text:p>0.002090</text:p>
          </table:table-cell>
          <table:table-cell table:style-name="ce9" table:formula="of:=([.C27]-[.$C$11])^2" office:value-type="float" office:value="0.146944444444444" calcext:value-type="float">
            <text:p>0.14694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.6" calcext:value-type="float">
            <text:p>5.6</text:p>
          </table:table-cell>
          <table:table-cell table:style-name="ce8" office:value-type="float" office:value="5.33142857142839" calcext:value-type="float">
            <text:p>5.331</text:p>
          </table:table-cell>
          <table:table-cell table:style-name="ce9" table:formula="of:=([.C28]-[.D28])^2" office:value-type="float" office:value="0.0721306122449953" calcext:value-type="float">
            <text:p>0.072131</text:p>
          </table:table-cell>
          <table:table-cell table:style-name="ce9" table:formula="of:=([.C28]-[.$C$11])^2" office:value-type="float" office:value="1.64694444444444" calcext:value-type="float">
            <text:p>1.64694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.5" calcext:value-type="float">
            <text:p>5.5</text:p>
          </table:table-cell>
          <table:table-cell table:style-name="ce8" office:value-type="float" office:value="4.95142857142848" calcext:value-type="float">
            <text:p>4.951</text:p>
          </table:table-cell>
          <table:table-cell table:style-name="ce9" table:formula="of:=([.C29]-[.D29])^2" office:value-type="float" office:value="0.300930612244999" calcext:value-type="float">
            <text:p>0.300931</text:p>
          </table:table-cell>
          <table:table-cell table:style-name="ce9" table:formula="of:=([.C29]-[.$C$11])^2" office:value-type="float" office:value="1.91361111111111" calcext:value-type="float">
            <text:p>1.913611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4.9" calcext:value-type="float">
            <text:p>4.9</text:p>
          </table:table-cell>
          <table:table-cell table:style-name="ce8" office:value-type="float" office:value="5.31428571428571" calcext:value-type="float">
            <text:p>5.314</text:p>
          </table:table-cell>
          <table:table-cell table:style-name="ce9" table:formula="of:=([.C30]-[.D30])^2" office:value-type="float" office:value="0.17163265306122" calcext:value-type="float">
            <text:p>0.171633</text:p>
          </table:table-cell>
          <table:table-cell table:style-name="ce9" table:formula="of:=([.C30]-[.$C$11])^2" office:value-type="float" office:value="3.93361111111111" calcext:value-type="float">
            <text:p>3.93361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̄=</text:p>
          </table:table-cell>
          <table:table-cell table:style-name="ce7" table:formula="of:=AVERAGE([.C25:.C30])" office:value-type="float" office:value="6.88333333333333" calcext:value-type="float">
            <text:p>6.883</text:p>
          </table:table-cell>
          <table:table-cell table:style-name="ce5"/>
          <table:table-cell table:style-name="ce6" office:value-type="string" calcext:value-type="string">
            <text:p>r<text:span text:style-name="T2">2 </text:span><text:span text:style-name="T3">= </text:span></text:p>
          </table:table-cell>
          <table:table-cell table:style-name="ce10" table:formula="of:=1-(SUM([.E25:.E30])/SUM([.F25:.F30]))" office:value-type="float" office:value="0.934300590980802" calcext:value-type="float">
            <text:p>0.934301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1T00:02:42.160000000</meta:creation-date>
    <dc:date>2022-05-21T00:18:14.025000000</dc:date>
    <meta:editing-duration>PT15M32S</meta:editing-duration>
    <meta:editing-cycles>2</meta:editing-cycles>
    <meta:generator>LibreOffice/7.0.3.1$Windows_X86_64 LibreOffice_project/d7547858d014d4cf69878db179d326fc3483e082</meta:generator>
    <meta:document-statistic meta:table-count="1" meta:cell-count="121" meta:object-count="0"/>
  </office:meta>
</office:document-meta>
</file>